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9pt" officeooo:rsid="001e0098" officeooo:paragraph-rsid="001e0098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Pollination v1.0.0 10/20/2018</text:p>
      <text:p text:style-name="P1">;This Simulation tests how two Species of Bees</text:p>
      <text:p text:style-name="P1">;interact with different flowers based on the Bee's preverences</text:p>
      <text:p text:style-name="P1">;The flowers also bloom over time over the simulation of different seasons</text:p>
      <text:p text:style-name="P1">;The flowers start as seeds and can bloom at different times</text:p>
      <text:p text:style-name="P1">;Flowers are produced in proportion to the amount they are pollinated</text:p>
      <text:p text:style-name="P1"/>
      <text:p text:style-name="P1">globals []</text:p>
      <text:p text:style-name="P1"/>
      <text:p text:style-name="P1">breed [seeds seed]</text:p>
      <text:p text:style-name="P1">breed [bees bee]</text:p>
      <text:p text:style-name="P1">breed [flowers flower]</text:p>
      <text:p text:style-name="P1">breed [hives hive]</text:p>
      <text:p text:style-name="P1"/>
      <text:p text:style-name="P1">turtles-own [</text:p>
      <text:p text:style-name="P1"><text:s text:c="2"/>species</text:p>
      <text:p text:style-name="P1"><text:s text:c="2"/>age</text:p>
      <text:p text:style-name="P1">]</text:p>
      <text:p text:style-name="P1">bees-own [</text:p>
      <text:p text:style-name="P1"><text:s text:c="2"/>hive-location</text:p>
      <text:p text:style-name="P1"><text:s text:c="2"/>chosen-flower</text:p>
      <text:p text:style-name="P1"><text:s text:c="2"/>previous-flower</text:p>
      <text:p text:style-name="P1"><text:s text:c="2"/>destination</text:p>
      <text:p text:style-name="P1"><text:s text:c="2"/>home-hive</text:p>
      <text:p text:style-name="P1"><text:s text:c="2"/>pollen-color</text:p>
      <text:p text:style-name="P1"><text:s text:c="2"/>pollen <text:s text:c="10"/>;</text:p>
      <text:p text:style-name="P1"><text:s text:c="2"/>last-flower-time ; Added variables to keep track of the pollen collected by each bee</text:p>
      <text:p text:style-name="P1"><text:s text:c="2"/>carry-nectar</text:p>
      <text:p text:style-name="P1">]</text:p>
      <text:p text:style-name="P1">seeds-own [</text:p>
      <text:p text:style-name="P1"><text:s text:c="2"/>lifespan </text:p>
      <text:p text:style-name="P1"><text:s text:c="2"/>nectar-regeneration </text:p>
      <text:p text:style-name="P1"><text:s text:c="2"/>start-of-bloom active</text:p>
      <text:p text:style-name="P1">]</text:p>
      <text:p text:style-name="P1"/>
      <text:p text:style-name="P1">flowers-own [</text:p>
      <text:p text:style-name="P1"><text:s text:c="2"/>flower-seeds </text:p>
      <text:p text:style-name="P1"><text:s text:c="2"/>flower-block </text:p>
      <text:p text:style-name="P1"><text:s text:c="2"/>lifespan </text:p>
      <text:p text:style-name="P1"><text:s text:c="2"/>nectar-regeneration </text:p>
      <text:p text:style-name="P1"><text:s text:c="2"/>start-of-bloom </text:p>
      <text:p text:style-name="P1"><text:s text:c="2"/>flower-nectar</text:p>
      <text:p text:style-name="P1">] ; Added start-of-bloom</text:p>
      <text:p text:style-name="P1"/>
      <text:p text:style-name="P1">patches-own [has-seed?]</text:p>
      <text:p text:style-name="P1">hives-own [storage-nectar]</text:p>
      <text:p text:style-name="P1"/>
      <text:p text:style-name="P1">to setup</text:p>
      <text:p text:style-name="P1"><text:s text:c="2"/>clear-all</text:p>
      <text:p text:style-name="P1"><text:s text:c="2"/>reset-ticks</text:p>
      <text:p text:style-name="P1"><text:s text:c="2"/>make-seeds</text:p>
      <text:p text:style-name="P1"><text:s text:c="2"/>setup-patches</text:p>
      <text:p text:style-name="P1"><text:s text:c="2"/>make-hives</text:p>
      <text:p text:style-name="P1"><text:s text:c="2"/>make-bees</text:p>
      <text:p text:style-name="P1">end</text:p>
      <text:p text:style-name="P1"/>
      <text:p text:style-name="P1">to make-hives</text:p>
      <text:p text:style-name="P1"><text:s text:c="2"/>let i 1</text:p>
      <text:p text:style-name="P1"><text:s text:c="2"/>repeat 2 [</text:p>
      <text:p text:style-name="P1"><text:s text:c="4"/>create-hives 1 [</text:p>
      <text:p text:style-name="P1"><text:s text:c="6"/>setxy random-xcor random-ycor</text:p>
      <text:p text:style-name="P1"><text:s text:c="6"/>set size 5</text:p>
      <text:p text:style-name="P1"><text:s text:c="6"/>set shape "beehive"</text:p>
      <text:p text:style-name="P1"><text:s text:c="6"/>ifelse i = 2 [set color yellow] [set color orange]</text:p>
      <text:p text:style-name="P1"><text:s text:c="6"/>set storage-nectar 0</text:p>
      <text:p text:style-name="P1"><text:soft-page-break/><text:s text:c="6"/>set species i <text:s text:c="13"/>;</text:p>
      <text:p text:style-name="P1"><text:s text:c="4"/>]</text:p>
      <text:p text:style-name="P1"><text:s text:c="4"/>set i i + 1</text:p>
      <text:p text:style-name="P1"><text:s text:c="2"/>]</text:p>
      <text:p text:style-name="P1">end</text:p>
      <text:p text:style-name="P1"/>
      <text:p text:style-name="P1">;Altered procedure to set the default variables for the seeds and to remove the extra seeds.</text:p>
      <text:p text:style-name="P1">to setup-patches</text:p>
      <text:p text:style-name="P1"><text:s text:c="2"/>ask seeds [</text:p>
      <text:p text:style-name="P1"><text:s text:c="4"/>set active true</text:p>
      <text:p text:style-name="P1"><text:s text:c="4"/>set hidden? false</text:p>
      <text:p text:style-name="P1"><text:s text:c="2"/>]</text:p>
      <text:p text:style-name="P1"><text:s text:c="2"/>ask patches [</text:p>
      <text:p text:style-name="P1"><text:s text:c="4"/>set pcolor green - 3</text:p>
      <text:p text:style-name="P1"><text:s text:c="4"/>kill-seeds</text:p>
      <text:p text:style-name="P1"><text:s text:c="2"/>]</text:p>
      <text:p text:style-name="P1"/>
      <text:p text:style-name="P1">end</text:p>
      <text:p text:style-name="P1"/>
      <text:p text:style-name="P1">;New method to remove extra seeds</text:p>
      <text:p text:style-name="P1">to kill-seeds</text:p>
      <text:p text:style-name="P1"><text:s text:c="2"/>if count seeds-here &gt; 1 [</text:p>
      <text:p text:style-name="P1"><text:s text:c="4"/>ask n-of (count seeds-here - 1) seeds-here [die]</text:p>
      <text:p text:style-name="P1"><text:s text:c="2"/>]</text:p>
      <text:p text:style-name="P1">end</text:p>
      <text:p text:style-name="P1"/>
      <text:p text:style-name="P1">to go</text:p>
      <text:p text:style-name="P1"><text:s text:c="2"/>if (ticks + 1) mod 5000 = 0 [new-season]</text:p>
      <text:p text:style-name="P1"><text:s text:c="2"/>flowers-bloom</text:p>
      <text:p text:style-name="P1"><text:s text:c="2"/>make-nectar</text:p>
      <text:p text:style-name="P1"><text:s text:c="2"/>ask bees [</text:p>
      <text:p text:style-name="P1"><text:s text:c="2"/>if chosen-flower = NOBODY [</text:p>
      <text:p text:style-name="P1"><text:s text:c="2"/>choose-flower</text:p>
      <text:p text:style-name="P1"><text:s text:c="2"/>]]</text:p>
      <text:p text:style-name="P1"><text:s text:c="2"/>move-bees</text:p>
      <text:p text:style-name="P1"><text:s text:c="2"/>collect-nectar</text:p>
      <text:p text:style-name="P1"><text:s text:c="2"/>bees-go-back-to-hive</text:p>
      <text:p text:style-name="P1"><text:s text:c="2"/>make-new-bees</text:p>
      <text:p text:style-name="P1"><text:s text:c="2"/>flowers-breed</text:p>
      <text:p text:style-name="P1"><text:s text:c="2"/>bees-grow</text:p>
      <text:p text:style-name="P1"><text:s text:c="2"/>tick</text:p>
      <text:p text:style-name="P1">end</text:p>
      <text:p text:style-name="P1"/>
      <text:p text:style-name="P1"/>
      <text:p text:style-name="P1">;Reset the sliders to default values</text:p>
      <text:p text:style-name="P1">to defaults</text:p>
      <text:p text:style-name="P1"><text:s text:c="2"/>set starting-number-of-bees 30</text:p>
      <text:p text:style-name="P1"><text:s text:c="2"/>;set bee-wait-time 5</text:p>
      <text:p text:style-name="P1"><text:s text:c="2"/>set bee-vision-length 7</text:p>
      <text:p text:style-name="P1"><text:s text:c="2"/>set bee-vision-degrees 45</text:p>
      <text:p text:style-name="P1"/>
      <text:p text:style-name="P1"><text:s text:c="2"/>set Bee1-Pref-Pinene 80</text:p>
      <text:p text:style-name="P1"><text:s text:c="2"/>set Bee1-Pref-Limonene 60</text:p>
      <text:p text:style-name="P1"><text:s text:c="2"/>set Bee1-Pref-Ocimene 35</text:p>
      <text:p text:style-name="P1"><text:s text:c="2"/>set Bee1-Pref-Benzaldehyde 20</text:p>
      <text:p text:style-name="P1"/>
      <text:p text:style-name="P1"><text:s text:c="2"/>set Bee2-Pref-Pinene 10</text:p>
      <text:p text:style-name="P1"><text:s text:c="2"/>set Bee2-Pref-Limonene 60</text:p>
      <text:p text:style-name="P1"><text:s text:c="2"/>set Bee2-Pref-Ocimene 40</text:p>
      <text:p text:style-name="P1"><text:s text:c="2"/>set Bee2-Pref-Benzaldehyde 20</text:p>
      <text:p text:style-name="P1"/>
      <text:p text:style-name="P1"><text:s text:c="2"/>set number-of-Pinene 100</text:p>
      <text:p text:style-name="P1"><text:s text:c="2"/>set number-of-Limonene 100</text:p>
      <text:p text:style-name="P1"><text:s text:c="2"/>set number-of-Ocimene 100</text:p>
      <text:p text:style-name="P1"><text:s text:c="2"/>set number-of-Benzaldehyde 100</text:p>
      <text:p text:style-name="P1"><text:soft-page-break/></text:p>
      <text:p text:style-name="P1"><text:s text:c="2"/>set Pinene-nectar-regeneration 10</text:p>
      <text:p text:style-name="P1"><text:s text:c="2"/>set Limonene-nectar-regeneration 8</text:p>
      <text:p text:style-name="P1"><text:s text:c="2"/>set Ocimene-nectar-regeneration 5</text:p>
      <text:p text:style-name="P1"><text:s text:c="2"/>set Benzaldehyde-nectar-regeneration 5</text:p>
      <text:p text:style-name="P1"/>
      <text:p text:style-name="P1"><text:s text:c="2"/>set lifespan-Pinene 2500</text:p>
      <text:p text:style-name="P1"><text:s text:c="2"/>set lifespan-Limonene 2500</text:p>
      <text:p text:style-name="P1"><text:s text:c="2"/>set lifespan-Ocimene 2500</text:p>
      <text:p text:style-name="P1"><text:s text:c="2"/>set lifespan-Benzaldehyde 2500</text:p>
      <text:p text:style-name="P1"/>
      <text:p text:style-name="P1"><text:s text:c="2"/>set start-of-bloom-Pinene 3000</text:p>
      <text:p text:style-name="P1"><text:s text:c="2"/>set start-of-bloom-Limonene 1000</text:p>
      <text:p text:style-name="P1"><text:s text:c="2"/>set start-of-bloom-Ocimene 3000</text:p>
      <text:p text:style-name="P1"><text:s text:c="2"/>set start-of-bloom-Benzaldehyde 500</text:p>
      <text:p text:style-name="P1"><text:s text:c="2"/></text:p>
      <text:p text:style-name="P1"><text:s text:c="2"/>set percent-seed-death 0.25</text:p>
      <text:p text:style-name="P1"><text:s text:c="2"/>set seeds-fall-radius 5</text:p>
      <text:p text:style-name="P1"><text:s text:c="2"/></text:p>
      <text:p text:style-name="P1">end</text:p>
      <text:p text:style-name="P1"/>
      <text:p text:style-name="P1"/>
      <text:p text:style-name="P1"/>
      <text:p text:style-name="P1">to new-season</text:p>
      <text:p text:style-name="P1"><text:s text:c="2"/>show "got to new season"</text:p>
      <text:p text:style-name="P1"><text:s text:c="2"/>ask flowers[die]</text:p>
      <text:p text:style-name="P1"><text:s text:c="2"/>ask bees [die]</text:p>
      <text:p text:style-name="P1"><text:s text:c="2"/>ask n-of (count seeds * percent-seed-death) seeds [die] ; Kills a certain amount of random seeds at the start of the season</text:p>
      <text:p text:style-name="P1"><text:s text:c="2"/>setup-patches</text:p>
      <text:p text:style-name="P1"><text:s text:c="2"/>make-new-bees</text:p>
      <text:p text:style-name="P1">end</text:p>
      <text:p text:style-name="P1"/>
      <text:p text:style-name="P1">to choose-flower</text:p>
      <text:p text:style-name="P1">; if there is a bee already on the flower, choose another. Make bee sit there for a bit.</text:p>
      <text:p text:style-name="P1">; check again when they get to the flower</text:p>
      <text:p text:style-name="P1">; call flower occupancy first</text:p>
      <text:p text:style-name="P1"><text:s text:c="2"/>let temp-flower previous-flower</text:p>
      <text:p text:style-name="P1"><text:s text:c="2"/>let flower-list flowers in-cone bee-vision-length bee-vision-degrees with [self != temp-flower] <text:s text:c="2"/>;Liz added cone-length cone-degrees and sliders</text:p>
      <text:p text:style-name="P1"><text:s text:c="2"/>if any? flower-list</text:p>
      <text:p text:style-name="P1"><text:s text:c="2"/>[</text:p>
      <text:p text:style-name="P1"><text:s text:c="4"/>let species-seen sort remove-duplicates [species] of flower-list</text:p>
      <text:p text:style-name="P1"><text:s text:c="4"/>let best-species 0</text:p>
      <text:p text:style-name="P1"><text:s text:c="4"/>foreach species-seen [i -&gt; if prob-species i &gt; prob-species best-species</text:p>
      <text:p text:style-name="P1"><text:s text:c="6"/>[set best-species i]]</text:p>
      <text:p text:style-name="P1"><text:s text:c="4"/>let best-flower one-of (flower-list with [species = best-species])</text:p>
      <text:p text:style-name="P1"><text:s text:c="4"/>set destination best-flower</text:p>
      <text:p text:style-name="P1"><text:s text:c="4"/>set chosen-flower best-flower</text:p>
      <text:p text:style-name="P1"/>
      <text:p text:style-name="P1"><text:s text:c="2"/>]</text:p>
      <text:p text:style-name="P1">end</text:p>
      <text:p text:style-name="P1"/>
      <text:p text:style-name="P1">;New method to keep track of the pollen collected by each bee</text:p>
      <text:p text:style-name="P1">;The pollen is stored in a list. The species of each flower cooresponds to the index in list like so: [Pinene Limonene Ocimene Benzaldehyde]</text:p>
      <text:p text:style-name="P1">;This does not update on every tick, but rather every time the bee reaches a new flower</text:p>
      <text:p text:style-name="P1">;This is to relieve the computational strain on the program</text:p>
      <text:p text:style-name="P1">to update-pollen</text:p>
      <text:p text:style-name="P1"><text:s text:c="2"/>let difference (ticks - last-flower-time)</text:p>
      <text:p text:style-name="P1"><text:s text:c="2"/>let pollen-decrement difference</text:p>
      <text:p text:style-name="P1"><text:s text:c="2"/>if difference &lt; 0 [set pollen-decrement 50]</text:p>
      <text:p text:style-name="P1"/>
      <text:p text:style-name="P1"><text:s text:c="3"/>let i 0</text:p>
      <text:p text:style-name="P1"><text:s text:c="2"/>repeat 4 [</text:p>
      <text:p text:style-name="P1"><text:s text:c="4"/>let new-pollen-amount (( item i pollen ) - pollen-decrement )</text:p>
      <text:p text:style-name="P1"><text:soft-page-break/><text:s text:c="4"/>if new-pollen-amount &lt; 0 [set new-pollen-amount 0]</text:p>
      <text:p text:style-name="P1"><text:s text:c="4"/>set pollen replace-item i pollen new-pollen-amount <text:s/>; Replaces the pollen list with a new list that contains the updated pollen information for each species</text:p>
      <text:p text:style-name="P1"><text:s text:c="4"/>set i i + 1</text:p>
      <text:p text:style-name="P1"><text:s text:c="2"/>]</text:p>
      <text:p text:style-name="P1">end</text:p>
      <text:p text:style-name="P1"/>
      <text:p text:style-name="P1">to-report prob-species [spnum]</text:p>
      <text:p text:style-name="P1"><text:s text:c="2"/>if species = 1 [</text:p>
      <text:p text:style-name="P1"><text:s text:c="2"/>if spnum = 0 [report 0]</text:p>
      <text:p text:style-name="P1"><text:s text:c="2"/>if spnum = 1 [report Bee1-Pref-Pinene]</text:p>
      <text:p text:style-name="P1"><text:s text:c="2"/>if spnum = 2 [report Bee1-Pref-Limonene]</text:p>
      <text:p text:style-name="P1"><text:s text:c="2"/>if spnum = 3 [report Bee1-Pref-Ocimene]</text:p>
      <text:p text:style-name="P1"><text:s text:c="2"/>if spnum = 4 [report Bee1-Pref-Benzaldehyde]</text:p>
      <text:p text:style-name="P1"><text:s text:c="2"/>]</text:p>
      <text:p text:style-name="P1"><text:s text:c="2"/>if species = 2 [</text:p>
      <text:p text:style-name="P1"><text:s text:c="3"/>if spnum = 0 [report 0]</text:p>
      <text:p text:style-name="P1"><text:s text:c="2"/>if spnum = 1 [report Bee2-Pref-Pinene]</text:p>
      <text:p text:style-name="P1"><text:s text:c="2"/>if spnum = 2 [report Bee2-Pref-Limonene]</text:p>
      <text:p text:style-name="P1"><text:s text:c="2"/>if spnum = 3 [report Bee2-Pref-Ocimene]</text:p>
      <text:p text:style-name="P1"><text:s text:c="2"/>if spnum = 4 [report Bee2-Pref-Benzaldehyde]</text:p>
      <text:p text:style-name="P1"><text:s text:c="2"/>]</text:p>
      <text:p text:style-name="P1">end</text:p>
      <text:p text:style-name="P1"/>
      <text:p text:style-name="P1"/>
      <text:p text:style-name="P1">to make-seeds</text:p>
      <text:p text:style-name="P1"><text:s text:c="2"/>ask patches [set has-seed? false]</text:p>
      <text:p text:style-name="P1"><text:s text:c="2"/>ask n-of number-of-Pinene patches</text:p>
      <text:p text:style-name="P1"><text:s text:c="4"/>[</text:p>
      <text:p text:style-name="P1"><text:s text:c="4"/>sprout-seeds 1 [</text:p>
      <text:p text:style-name="P1"><text:s text:c="6"/>set color white</text:p>
      <text:p text:style-name="P1"><text:s text:c="6"/>set size 1</text:p>
      <text:p text:style-name="P1"><text:s text:c="6"/>set species 1</text:p>
      <text:p text:style-name="P1"><text:s text:c="6"/>set shape "circle"</text:p>
      <text:p text:style-name="P1"><text:s text:c="6"/>set lifespan lifespan-Pinene</text:p>
      <text:p text:style-name="P1"><text:s text:c="6"/>set nectar-regeneration Pinene-nectar-regeneration</text:p>
      <text:p text:style-name="P1"><text:s text:c="6"/>set start-of-bloom start-of-bloom-Pinene</text:p>
      <text:p text:style-name="P1"><text:s text:c="6"/>set active true</text:p>
      <text:p text:style-name="P1"><text:s text:c="4"/>]</text:p>
      <text:p text:style-name="P1"><text:s text:c="4"/>set has-seed? TRUE</text:p>
      <text:p text:style-name="P1"><text:s text:c="2"/>]</text:p>
      <text:p text:style-name="P1"><text:s text:c="3"/>ask n-of number-of-Limonene patches with [has-seed? = FALSE]</text:p>
      <text:p text:style-name="P1"><text:s text:c="2"/>[</text:p>
      <text:p text:style-name="P1"><text:s text:c="4"/>sprout-seeds 1 [</text:p>
      <text:p text:style-name="P1"><text:s text:c="6"/>set color red</text:p>
      <text:p text:style-name="P1"><text:s text:c="6"/>set size 1</text:p>
      <text:p text:style-name="P1"><text:s text:c="6"/>set shape "circle"</text:p>
      <text:p text:style-name="P1"><text:s text:c="6"/>set species 2</text:p>
      <text:p text:style-name="P1"><text:s text:c="6"/>set lifespan lifespan-Limonene</text:p>
      <text:p text:style-name="P1"><text:s text:c="6"/>set nectar-regeneration Limonene-nectar-regeneration</text:p>
      <text:p text:style-name="P1"><text:s text:c="6"/>set start-of-bloom start-of-bloom-Limonene</text:p>
      <text:p text:style-name="P1"><text:s text:c="6"/>set active true</text:p>
      <text:p text:style-name="P1"><text:s text:c="4"/>]</text:p>
      <text:p text:style-name="P1"><text:s text:c="4"/>set has-seed? TRUE</text:p>
      <text:p text:style-name="P1"><text:s text:c="2"/>]</text:p>
      <text:p text:style-name="P1"><text:s text:c="2"/>ask n-of number-of-Ocimene patches with [has-seed? = FALSE]</text:p>
      <text:p text:style-name="P1"><text:s text:c="2"/>[</text:p>
      <text:p text:style-name="P1"><text:s text:c="4"/>sprout-seeds 1 [</text:p>
      <text:p text:style-name="P1"><text:s text:c="6"/>set color cyan</text:p>
      <text:p text:style-name="P1"><text:s text:c="6"/>set size 1</text:p>
      <text:p text:style-name="P1"><text:s text:c="6"/>set species 3</text:p>
      <text:p text:style-name="P1"><text:s text:c="6"/>set shape "circle"</text:p>
      <text:p text:style-name="P1"><text:s text:c="6"/>set lifespan lifespan-Ocimene</text:p>
      <text:p text:style-name="P1"><text:s text:c="6"/>set nectar-regeneration Ocimene-nectar-regeneration</text:p>
      <text:p text:style-name="P1"><text:s text:c="6"/>set start-of-bloom start-of-bloom-Ocimene</text:p>
      <text:p text:style-name="P1"><text:soft-page-break/><text:s text:c="6"/>set active true</text:p>
      <text:p text:style-name="P1"><text:s text:c="4"/>]</text:p>
      <text:p text:style-name="P1"><text:s text:c="4"/>set has-seed? TRUE</text:p>
      <text:p text:style-name="P1"><text:s text:c="2"/>]</text:p>
      <text:p text:style-name="P1"><text:s text:c="2"/>ask n-of number-of-Benzaldehyde patches with [has-seed? = FALSE]</text:p>
      <text:p text:style-name="P1"><text:s text:c="2"/>[</text:p>
      <text:p text:style-name="P1"><text:s text:c="4"/>sprout-seeds 1 [</text:p>
      <text:p text:style-name="P1"><text:s text:c="6"/>set color green</text:p>
      <text:p text:style-name="P1"><text:s text:c="6"/>set size 1</text:p>
      <text:p text:style-name="P1"><text:s text:c="6"/>set species 4</text:p>
      <text:p text:style-name="P1"><text:s text:c="6"/>set shape "circle"</text:p>
      <text:p text:style-name="P1"><text:s text:c="6"/>set lifespan lifespan-Benzaldehyde</text:p>
      <text:p text:style-name="P1"><text:s text:c="6"/>set nectar-regeneration Benzaldehyde-nectar-regeneration</text:p>
      <text:p text:style-name="P1"><text:s text:c="6"/>set start-of-bloom start-of-bloom-Benzaldehyde</text:p>
      <text:p text:style-name="P1"><text:s text:c="6"/>set active true</text:p>
      <text:p text:style-name="P1"><text:s text:c="4"/>]</text:p>
      <text:p text:style-name="P1"><text:s text:c="4"/>set has-seed? TRUE</text:p>
      <text:p text:style-name="P1"><text:s text:c="2"/>]</text:p>
      <text:p text:style-name="P1">end</text:p>
      <text:p text:style-name="P1"/>
      <text:p text:style-name="P1">to flowers-bloom</text:p>
      <text:p text:style-name="P1"><text:s text:c="2"/>ask seeds [</text:p>
      <text:p text:style-name="P1"><text:s text:c="5"/>if active = true[</text:p>
      <text:p text:style-name="P1"><text:s text:c="6"/>if ((ticks + 1) mod 5000) &gt; start-of-bloom</text:p>
      <text:p text:style-name="P1"><text:s text:c="6"/>[</text:p>
      <text:p text:style-name="P1"><text:s text:c="8"/>if random 1000 &lt; 7</text:p>
      <text:p text:style-name="P1"><text:s text:c="8"/>[</text:p>
      <text:p text:style-name="P1"><text:s text:c="10"/>hatch-a-flower</text:p>
      <text:p text:style-name="P1"><text:s text:c="10"/>die</text:p>
      <text:p text:style-name="P1"><text:s text:c="8"/>]</text:p>
      <text:p text:style-name="P1"><text:s text:c="6"/>]</text:p>
      <text:p text:style-name="P1"><text:s text:c="4"/>]</text:p>
      <text:p text:style-name="P1"><text:s text:c="2"/>]</text:p>
      <text:p text:style-name="P1">end</text:p>
      <text:p text:style-name="P1"/>
      <text:p text:style-name="P1">to hatch-a-flower <text:s/>;this is a seeds routine</text:p>
      <text:p text:style-name="P1"><text:s/>if not any? flowers in-radius 1 [ ; If a flower has already bloomed next to the seed, the seed will not bloom into a new flower</text:p>
      <text:p text:style-name="P1"><text:s text:c="4"/>hatch-flowers 1</text:p>
      <text:p text:style-name="P1"><text:s text:c="4"/>[set shape "flower"</text:p>
      <text:p text:style-name="P1"><text:s text:c="6"/>set size 2</text:p>
      <text:p text:style-name="P1"><text:s text:c="6"/>set flower-nectar 0</text:p>
      <text:p text:style-name="P1"><text:s text:c="6"/>set age 0</text:p>
      <text:p text:style-name="P1"><text:s text:c="6"/>set flower-block 20</text:p>
      <text:p text:style-name="P1"><text:s text:c="4"/>]</text:p>
      <text:p text:style-name="P1"><text:s text:c="2"/>]</text:p>
      <text:p text:style-name="P1">end <text:s/>; end hatch-a-flower</text:p>
      <text:p text:style-name="P1"/>
      <text:p text:style-name="P1"/>
      <text:p text:style-name="P1"/>
      <text:p text:style-name="P1">to make-nectar</text:p>
      <text:p text:style-name="P1"><text:s text:c="2"/>ask flowers [</text:p>
      <text:p text:style-name="P1"><text:s text:c="4"/>set age age + 1</text:p>
      <text:p text:style-name="P1"><text:s text:c="4"/>if flower-nectar &lt; 100 [</text:p>
      <text:p text:style-name="P1"><text:s text:c="6"/>set flower-nectar flower-nectar + nectar-regeneration</text:p>
      <text:p text:style-name="P1"><text:s text:c="4"/>]</text:p>
      <text:p text:style-name="P1"><text:s text:c="2"/>]</text:p>
      <text:p text:style-name="P1">end</text:p>
      <text:p text:style-name="P1"/>
      <text:p text:style-name="P1">to collect-nectar</text:p>
      <text:p text:style-name="P1"><text:s text:c="2"/>ask bees [</text:p>
      <text:p text:style-name="P1"><text:s text:c="4"/>let bee-pollen pollen ; Sets a temporary variable that can be used within the 'ask flower' statement</text:p>
      <text:p text:style-name="P1"><text:s text:c="4"/>update-pollen</text:p>
      <text:p text:style-name="P1"><text:s text:c="4"/>if chosen-flower != NOBODY [</text:p>
      <text:p text:style-name="P1"><text:s text:c="6"/>if distance chosen-flower &lt; 1 [</text:p>
      <text:p text:style-name="P1"><text:s text:c="8"/>move-to chosen-flower</text:p>
      <text:p text:style-name="P1"><text:soft-page-break/></text:p>
      <text:p text:style-name="P1"><text:s text:c="8"/>let current-species 0 ; Sets a temporary variable to be used in the ask statement</text:p>
      <text:p text:style-name="P1"><text:s text:c="8"/>set carry-nectar carry-nectar + [flower-nectar] of chosen-flower</text:p>
      <text:p text:style-name="P1"><text:s text:c="8"/>ask chosen-flower [</text:p>
      <text:p text:style-name="P1"><text:s text:c="10"/>set current-species (species - 1)</text:p>
      <text:p text:style-name="P1"><text:s text:c="10"/>set flower-nectar 0</text:p>
      <text:p text:style-name="P1"/>
      <text:p text:style-name="P1"><text:s text:c="10"/>ifelse random 50 &lt; (item current-species bee-pollen) <text:s text:c="2"/>; The pollen values stored by the bee are the chance of that species flower being pollinated by the bee</text:p>
      <text:p text:style-name="P1"><text:s text:c="10"/>[if flower-seeds &lt; flower-block [set flower-seeds flower-seeds + 1]] <text:s text:c="2"/>; flowers can make a max of flower-block seeds</text:p>
      <text:p text:style-name="P1"><text:s text:c="10"/>[set flower-block flower-block - 1] <text:s/>; each time the wrong pollen is transmitted, a potential seed is blocked</text:p>
      <text:p text:style-name="P1"/>
      <text:p text:style-name="P1"><text:s text:c="8"/>]</text:p>
      <text:p text:style-name="P1"><text:s text:c="8"/>set pollen-color [color] of chosen-flower</text:p>
      <text:p text:style-name="P1"/>
      <text:p text:style-name="P1"><text:s text:c="8"/>set pollen replace-item current-species pollen 50 ; Refills the bee's pollen value of that specific species of flower</text:p>
      <text:p text:style-name="P1"/>
      <text:p text:style-name="P1"><text:s text:c="8"/>set previous-flower chosen-flower</text:p>
      <text:p text:style-name="P1"><text:s text:c="8"/>set chosen-flower NOBODY</text:p>
      <text:p text:style-name="P1"><text:s text:c="8"/>set destination NOBODY</text:p>
      <text:p text:style-name="P1"><text:s text:c="8"/>set last-flower-time ticks</text:p>
      <text:p text:style-name="P1"><text:s text:c="6"/>]</text:p>
      <text:p text:style-name="P1"><text:s text:c="4"/>]</text:p>
      <text:p text:style-name="P1"><text:s text:c="2"/>]</text:p>
      <text:p text:style-name="P1">end</text:p>
      <text:p text:style-name="P1"/>
      <text:p text:style-name="P1">to bees-go-back-to-hive</text:p>
      <text:p text:style-name="P1"><text:s text:c="2"/>ask bees [</text:p>
      <text:p text:style-name="P1"><text:s text:c="4"/>if carry-nectar &gt; 200 [</text:p>
      <text:p text:style-name="P1"><text:s text:c="6"/>move-to home-hive</text:p>
      <text:p text:style-name="P1"><text:s text:c="6"/>ask home-hive [ set storage-nectar storage-nectar + 200 ]</text:p>
      <text:p text:style-name="P1"><text:s text:c="6"/>set carry-nectar carry-nectar - 200</text:p>
      <text:p text:style-name="P1"><text:s text:c="6"/>set heading random 360</text:p>
      <text:p text:style-name="P1"><text:s text:c="4"/>]</text:p>
      <text:p text:style-name="P1"><text:s text:c="2"/>]</text:p>
      <text:p text:style-name="P1">end</text:p>
      <text:p text:style-name="P1"/>
      <text:p text:style-name="P1"/>
      <text:p text:style-name="P1">to make-bees</text:p>
      <text:p text:style-name="P1"><text:s text:c="2"/>ask hives [</text:p>
      <text:p text:style-name="P1"><text:s text:c="4"/>hatch-bees starting-number-of-bees [</text:p>
      <text:p text:style-name="P1"><text:s text:c="6"/>set home-hive myself</text:p>
      <text:p text:style-name="P1"><text:s text:c="6"/>set size 1</text:p>
      <text:p text:style-name="P1"><text:s text:c="6"/>set shape "bee"</text:p>
      <text:p text:style-name="P1"><text:s text:c="6"/>set age 0</text:p>
      <text:p text:style-name="P1"><text:s text:c="6"/>set carry-nectar 0</text:p>
      <text:p text:style-name="P1"><text:s text:c="6"/>set chosen-flower NOBODY</text:p>
      <text:p text:style-name="P1"><text:s text:c="6"/>set previous-flower NOBODY</text:p>
      <text:p text:style-name="P1"><text:s text:c="6"/>set destination NOBODY</text:p>
      <text:p text:style-name="P1"><text:s text:c="6"/>set pollen-color black</text:p>
      <text:p text:style-name="P1"><text:s text:c="6"/>set pollen [ 0 0 0 0 ]</text:p>
      <text:p text:style-name="P1"><text:s text:c="4"/>]</text:p>
      <text:p text:style-name="P1"><text:s text:c="2"/>]</text:p>
      <text:p text:style-name="P1">end</text:p>
      <text:p text:style-name="P1"/>
      <text:p text:style-name="P1">to make-new-bees</text:p>
      <text:p text:style-name="P1"><text:s text:c="2"/>ask hives [</text:p>
      <text:p text:style-name="P1"/>
      <text:p text:style-name="P1"><text:s text:c="4"/>while [storage-nectar &gt; 2500 and ticks mod 5000 &lt; 4000] [</text:p>
      <text:p text:style-name="P1"><text:s text:c="6"/>set storage-nectar storage-nectar - 2500</text:p>
      <text:p text:style-name="P1"><text:s text:c="6"/>hatch-bees 1 [</text:p>
      <text:p text:style-name="P1"><text:s text:c="8"/>set home-hive myself</text:p>
      <text:p text:style-name="P1"><text:s text:c="8"/>set size 1</text:p>
      <text:p text:style-name="P1"><text:s text:c="8"/>set shape "bee"</text:p>
      <text:p text:style-name="P1"><text:s text:c="8"/>set age 0</text:p>
      <text:p text:style-name="P1"><text:soft-page-break/><text:s text:c="8"/>set carry-nectar 0</text:p>
      <text:p text:style-name="P1"><text:s text:c="8"/>set chosen-flower NOBODY</text:p>
      <text:p text:style-name="P1"><text:s text:c="8"/>set previous-flower NOBODY</text:p>
      <text:p text:style-name="P1"><text:s text:c="8"/>set destination NOBODY</text:p>
      <text:p text:style-name="P1"><text:s text:c="8"/>set pollen-color black</text:p>
      <text:p text:style-name="P1"><text:s text:c="8"/>set heading random 360</text:p>
      <text:p text:style-name="P1"><text:s text:c="8"/>set pollen [ 0 0 0 0 ]</text:p>
      <text:p text:style-name="P1"><text:s text:c="6"/>]</text:p>
      <text:p text:style-name="P1"><text:s text:c="4"/>]</text:p>
      <text:p text:style-name="P1"><text:s text:c="2"/>]</text:p>
      <text:p text:style-name="P1">end</text:p>
      <text:p text:style-name="P1"/>
      <text:p text:style-name="P1"/>
      <text:p text:style-name="P1">to move-bees</text:p>
      <text:p text:style-name="P1"><text:s text:c="4"/>ask bees [</text:p>
      <text:p text:style-name="P1"><text:s text:c="6"/>ifelse destination = NOBODY [right (60 - random 120)]</text:p>
      <text:p text:style-name="P1"><text:s text:c="6"/>[face destination]</text:p>
      <text:p text:style-name="P1"><text:s text:c="6"/>forward 1</text:p>
      <text:p text:style-name="P1"><text:s text:c="2"/>]</text:p>
      <text:p text:style-name="P1">end</text:p>
      <text:p text:style-name="P1"/>
      <text:p text:style-name="P1">to flowers-breed</text:p>
      <text:p text:style-name="P1"><text:s text:c="2"/>ask flowers [</text:p>
      <text:p text:style-name="P1"><text:s text:c="4"/>if age &gt; lifespan</text:p>
      <text:p text:style-name="P1"><text:s text:c="6"/>[</text:p>
      <text:p text:style-name="P1"><text:s text:c="8"/>let x xcor</text:p>
      <text:p text:style-name="P1"><text:s text:c="8"/>let y ycor</text:p>
      <text:p text:style-name="P1"><text:s text:c="8"/>hatch-seeds flower-seeds [</text:p>
      <text:p text:style-name="P1"><text:s text:c="9"/>; Drops the seeds in a certain radius around the flower determined by the user</text:p>
      <text:p text:style-name="P1"><text:s text:c="9"/>setxy x + (random seeds-fall-radius - (seeds-fall-radius / 2)) y + (random seeds-fall-radius - (seeds-fall-radius / 2)) set active false set shape "circle" set size 1 set hidden? true</text:p>
      <text:p text:style-name="P1"><text:s text:c="8"/>]</text:p>
      <text:p text:style-name="P1"/>
      <text:p text:style-name="P1"><text:s text:c="8"/>die</text:p>
      <text:p text:style-name="P1"><text:s text:c="6"/>]</text:p>
      <text:p text:style-name="P1"/>
      <text:p text:style-name="P1"><text:s text:c="2"/>]</text:p>
      <text:p text:style-name="P1">end</text:p>
      <text:p text:style-name="P1"/>
      <text:p text:style-name="P1">to bees-grow</text:p>
      <text:p text:style-name="P1"><text:s text:c="2"/>let life 1000</text:p>
      <text:p text:style-name="P1"><text:s text:c="2"/>ask bees [</text:p>
      <text:p text:style-name="P1"><text:s text:c="4"/>set age age + 1</text:p>
      <text:p text:style-name="P1"><text:s text:c="4"/>if age &gt; life and random 100 &lt; 1 [</text:p>
      <text:p text:style-name="P1"><text:s text:c="6"/>die</text:p>
      <text:p text:style-name="P1"><text:s text:c="4"/>]</text:p>
      <text:p text:style-name="P1"><text:s text:c="2"/>]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0:42:04.680586151</meta:creation-date>
    <dc:date>2018-10-23T00:42:40.452952340</dc:date>
    <meta:editing-duration>PT36S</meta:editing-duration>
    <meta:editing-cycles>1</meta:editing-cycles>
    <meta:document-statistic meta:table-count="0" meta:image-count="0" meta:object-count="0" meta:page-count="7" meta:paragraph-count="382" meta:word-count="1425" meta:character-count="10127" meta:non-whitespace-character-count="7775"/>
    <meta:generator>LibreOffice/5.1.6.2$Linux_X86_64 LibreOffice_project/10m0$Build-2</meta:generator>
  </office:meta>
</office:document-meta>
</file>